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2%" draw:textarea-horizontal-align="justify" draw:textarea-vertical-align="middle" draw:auto-grow-height="false" fo:min-height="0.766cm" fo:min-width="6.866cm"/>
    </style:style>
    <style:style style:name="gr2" style:family="graphic" style:parent-style-name="standard">
      <style:graphic-properties draw:fill="none" draw:opacity="100%" draw:opacity-name="" draw:textarea-horizontal-align="justify" draw:textarea-vertical-align="middle" draw:auto-grow-height="false" fo:min-height="1.274cm" fo:min-width="3.4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82cm" fo:min-width="6.9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6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39cm" fo:min-width="2.04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2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7.366cm" svg:height="1.016cm" svg:x="8.493cm" svg:y="1.762cm">
          <text:p text:style-name="P1">Raw data colle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937cm" svg:height="1.524cm" svg:x="1.762cm" svg:y="5.31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74cm" svg:height="1.216cm" svg:x="2.263cm" svg:y="5.626cm">
          <draw:text-box>
            <text:p>LGSVL</text:p>
          </draw:text-box>
        </draw:frame>
        <draw:connector draw:style-name="gr4" draw:text-style-name="P5" draw:layer="layout" draw:type="curve" svg:x1="3.73cm" svg:y1="5.318cm" svg:x2="3.471cm" svg:y2="2.905cm" draw:start-shape="id1" draw:start-glue-point="0" draw:end-shape="id2" svg:d="M3730 5318c0-1810-259-604-259-2413" svg:viewBox="0 0 260 2414">
          <text:p text:style-name="P1"><text:s text:c="19"/>Rosbridge</text:p>
        </draw:connector>
        <draw:custom-shape draw:style-name="gr5" draw:text-style-name="P5" draw:layer="layout" svg:width="7.493cm" svg:height="2.032cm" svg:x="8.577cm" svg:y="4.8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49cm" svg:height="0.962cm" svg:x="9.786cm" svg:y="5.372cm">
          <draw:text-box>
            <text:p>Preprocessing</text:p>
          </draw:text-box>
        </draw:frame>
        <draw:line draw:style-name="gr7" draw:text-style-name="P5" draw:layer="layout" svg:x1="12.176cm" svg:y1="2.778cm" svg:x2="12.176cm" svg:y2="4.81cm">
          <text:p/>
        </draw:line>
        <draw:custom-shape draw:style-name="gr5" draw:text-style-name="P5" draw:layer="layout" svg:width="7.493cm" svg:height="2.032cm" svg:x="8.493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93cm" svg:height="2.032cm" svg:x="8.62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93cm" svg:height="2.032cm" svg:x="8.493cm" svg:y="15.98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63cm" svg:height="0.962cm" svg:x="10.398cm" svg:y="8.801cm">
          <draw:text-box>
            <text:p>Training</text:p>
          </draw:text-box>
        </draw:frame>
        <draw:frame draw:style-name="gr6" draw:text-style-name="P4" draw:layer="layout" svg:width="6.979cm" svg:height="0.962cm" svg:x="8.874cm" svg:y="12.43cm">
          <draw:text-box>
            <text:p>Hyperparameter tuning</text:p>
          </draw:text-box>
        </draw:frame>
        <draw:frame draw:style-name="gr6" draw:text-style-name="P4" draw:layer="layout" svg:width="3.457cm" svg:height="0.962cm" svg:x="10.497cm" svg:y="16.548cm">
          <draw:text-box>
            <text:p>Evaluation</text:p>
          </draw:text-box>
        </draw:frame>
        <draw:line draw:style-name="gr7" draw:text-style-name="P5" draw:layer="layout" svg:x1="5.064cm" svg:y1="12.684cm" svg:x2="8.747cm" svg:y2="12.684cm">
          <text:p/>
        </draw:line>
        <draw:line draw:style-name="gr7" draw:text-style-name="P5" draw:layer="layout" svg:x1="5.191cm" svg:y1="13.446cm" svg:x2="8.62cm" svg:y2="13.446cm">
          <text:p/>
        </draw:line>
        <draw:frame draw:style-name="gr6" draw:text-style-name="P6" draw:layer="layout" svg:width="3.008cm" svg:height="0.725cm" svg:x="1.715cm" svg:y="12.293cm">
          <draw:text-box>
            <text:p><text:span text:style-name="T1">Learning rate</text:span></text:p>
          </draw:text-box>
        </draw:frame>
        <draw:frame draw:style-name="gr6" draw:text-style-name="P7" draw:layer="layout" svg:width="4.236cm" svg:height="0.763cm" svg:x="1cm" svg:y="13.192cm">
          <draw:text-box>
            <text:p><text:span text:style-name="T2">Adding new </text:span><text:span text:style-name="T2">layers</text:span></text:p>
          </draw:text-box>
        </draw:frame>
        <draw:line draw:style-name="gr7" draw:text-style-name="P5" draw:layer="layout" svg:x1="5.572cm" svg:y1="9.255cm" svg:x2="8.493cm" svg:y2="9.255cm">
          <text:p/>
        </draw:line>
        <draw:frame draw:style-name="gr8" draw:text-style-name="P7" draw:layer="layout" svg:width="4.572cm" svg:height="0.911cm" svg:x="1.381cm" svg:y="8.852cm">
          <draw:text-box>
            <text:p text:style-name="P8"><text:span text:style-name="T2">Feature extraction</text:span></text:p>
          </draw:text-box>
        </draw:frame>
        <draw:line draw:style-name="gr7" draw:text-style-name="P5" draw:layer="layout" svg:x1="12.176cm" svg:y1="6.969cm" svg:x2="12.176cm" svg:y2="8.366cm">
          <text:p/>
        </draw:line>
        <draw:line draw:style-name="gr7" draw:text-style-name="P5" draw:layer="layout" svg:x1="12.176cm" svg:y1="10.398cm" svg:x2="12.176cm" svg:y2="11.795cm">
          <text:p/>
        </draw:line>
        <draw:line draw:style-name="gr7" draw:text-style-name="P5" draw:layer="layout" svg:x1="12.176cm" svg:y1="13.954cm" svg:x2="12.176cm" svg:y2="15.986cm">
          <text:p/>
        </draw:line>
        <draw:custom-shape draw:style-name="gr9" draw:text-style-name="P5" xml:id="id3" draw:id="id3" draw:layer="layout" svg:width="2.54cm" svg:height="0.889cm" svg:x="2.143cm" svg:y="2.016cm">
          <text:p/>
          <draw:enhanced-geometry svg:viewBox="0 0 21600 21600" draw:type="rectangle" draw:enhanced-path="M 0 0 L 21600 0 21600 21600 0 21600 0 0 Z N"/>
        </draw:custom-shape>
        <draw:frame draw:style-name="gr6" draw:text-style-name="P7" xml:id="id2" draw:id="id2" draw:layer="layout" svg:width="1.493cm" svg:height="0.763cm" svg:x="2.725cm" svg:y="2.142cm">
          <draw:text-box draw:corner-radius="0.127cm">
            <text:p><text:span text:style-name="T2">ROS</text:span></text:p>
          </draw:text-box>
        </draw:frame>
        <draw:connector draw:style-name="gr7" draw:text-style-name="P5" draw:layer="layout" draw:type="curve" svg:x1="4.683cm" svg:y1="2.46cm" svg:x2="12.176cm" svg:y2="1.762cm" draw:start-shape="id3" draw:start-glue-point="1" draw:end-shape="id4" draw:end-glue-point="0" svg:d="M4683 2460c2857 0 2381-600 3540-962s3953-487 3953 264" svg:viewBox="0 0 7494 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7T14:05:31.722968641</meta:creation-date>
    <dc:date>2020-08-17T21:16:02.311102986</dc:date>
    <meta:editing-duration>PT6H38M30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